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color="#9cdcfe" loext:opacity="100%"/>
    </style:style>
    <style:style style:name="T2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 <text:span text:style-name="T1">question:</text:span> <text:span text:style-name="T2">"O React é __"</text:span>, <text:span text:style-name="T1">answer:</text:span> <text:span text:style-name="T2">" uma biblioteca JavaScript para construção de interfaces"</text:span> },</text:p>
      <text:p text:style-name="P1">{ <text:span text:style-name="T1">question:</text:span> <text:span text:style-name="T2">"Componentes devem iniciar com __ "</text:span>, <text:span text:style-name="T1">answer:</text:span> <text:span text:style-name="T2">" letra maiúscula"</text:span> },</text:p>
      <text:p text:style-name="P1">{ <text:span text:style-name="T1">question:</text:span> <text:span text:style-name="T2">"Podemos colocar __ dentro do JSX"</text:span>, <text:span text:style-name="T1">answer:</text:span> <text:span text:style-name="T2">" expressões"</text:span> },</text:p>
      <text:p text:style-name="P1">{ <text:span text:style-name="T1">question:</text:span> <text:span text:style-name="T2">"O ReactDOM nos ajuda __"</text:span>, <text:span text:style-name="T1">answer:</text:span> <text:span text:style-name="T2">" interagindo com a DOM para colocar componentes React na mesma"</text:span> },</text:p>
      <text:p text:style-name="P1">{ <text:span text:style-name="T1">question:</text:span> <text:span text:style-name="T2">"Usamos o npm para __"</text:span>, <text:span text:style-name="T1">answer:</text:span> <text:span text:style-name="T2">" gerenciar os pacotes necessários e suas dependências"</text:span> },</text:p>
      <text:p text:style-name="P1">{ <text:span text:style-name="T1">question:</text:span> <text:span text:style-name="T2">"Usamos props para __"</text:span>, <text:span text:style-name="T1">answer:</text:span> <text:span text:style-name="T2">" passar diferentes informações para componentes"</text:span> },</text:p>
      <text:p text:style-name="P1">{ <text:span text:style-name="T1">question:</text:span> <text:span text:style-name="T2">"Usamos estado (state) para __"</text:span>, <text:span text:style-name="T1">answer:</text:span> <text:span text:style-name="T2">" dizer para o React quais informações quando atualizadas devem renderizar a tela novamente"</text:span> 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3:33:48.193711398</meta:creation-date>
    <dc:date>2022-09-30T23:34:26.322907159</dc:date>
    <meta:editing-duration>PT45S</meta:editing-duration>
    <meta:editing-cycles>1</meta:editing-cycles>
    <meta:document-statistic meta:table-count="0" meta:image-count="0" meta:object-count="0" meta:page-count="1" meta:paragraph-count="7" meta:word-count="115" meta:character-count="706" meta:non-whitespace-character-count="598"/>
    <meta:generator>LibreOffice/7.3.5.2$Linux_X86_64 LibreOffice_project/30$Build-2</meta:generator>
  </office:meta>
</office:document-meta>
</file>